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771in"/>
        </style:tab-stops>
      </style:paragraph-properties>
      <style:text-properties style:font-name="Menlo" fo:font-size="11.0pt"/>
    </style:style>
    <style:style style:name="P2" style:family="paragraph" style:parent-style-name="Standard">
      <style:paragraph-properties>
        <style:tab-stops>
          <style:tab-stop style:position="0.3771in"/>
        </style:tab-stops>
      </style:paragraph-properties>
      <style:text-properties style:font-name="Menlo" fo:font-size="11.0pt" fo:color="#c41a16"/>
    </style:style>
    <style:style style:name="P3" style:family="paragraph" style:parent-style-name="Standard">
      <style:paragraph-properties>
        <style:tab-stops>
          <style:tab-stop style:position="0.3771in"/>
        </style:tab-stops>
      </style:paragraph-properties>
      <style:text-properties style:font-name="Menlo" fo:font-size="11.0pt" fo:color="#007400"/>
    </style:style>
    <style:style style:name="P4" style:family="paragraph" style:parent-style-name="Standard">
      <style:paragraph-properties>
        <style:tab-stops>
          <style:tab-stop style:position="0.3771in"/>
        </style:tab-stops>
      </style:paragraph-properties>
      <style:text-properties style:font-name="Menlo" fo:font-size="11.0pt" fo:color="#2e0d6e"/>
    </style:style>
    <style:style style:name="T1" style:family="text">
      <style:text-properties fo:color="#aa0d91"/>
    </style:style>
    <style:style style:name="T2" style:family="text">
      <style:text-properties fo:color="#5c2699"/>
    </style:style>
    <style:style style:name="T3" style:family="text">
      <style:text-properties fo:color="#000000"/>
    </style:style>
    <style:style style:name="T4" style:family="text">
      <style:text-properties fo:color="#2e0d6e"/>
    </style:style>
    <style:style style:name="T5" style:family="text">
      <style:text-properties fo:color="#3f6e74"/>
    </style:style>
    <style:style style:name="T6" style:family="text">
      <style:text-properties fo:color="#007400"/>
    </style:style>
    <style:style style:name="T7" style:family="text">
      <style:text-properties fo:color="#c41a1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mport</text:span><text:s/>UIKit</text:p>
      <text:p text:style-name="P1"><text:span text:style-name="T1">import</text:span><text:s/>AVFoundation</text:p>
      <text:p text:style-name="P1"/>
      <text:p text:style-name="P1"><text:span text:style-name="T1">class</text:span><text:s/>ViewController: <text:span text:style-name="T2">UIViewController</text:span><text:s/>{</text:p>
      <text:p text:style-name="P1"><text:s text:c="4"/></text:p>
      <text:p text:style-name="P2"><text:span text:style-name="T3"><text:s text:c="4"/></text:span><text:span text:style-name="T1">let</text:span><text:span text:style-name="T3"><text:s/>soundFileNames = [</text:span>"light-saber-on"<text:span text:style-name="T3">, </text:span>"blaster-firing"<text:span text:style-name="T3">, </text:span>"chewy_roar"<text:span text:style-name="T3">, </text:span>"swvader02"<text:span text:style-name="T3">]</text:span></text:p>
      <text:p text:style-name="P1"><text:s text:c="4"/><text:span text:style-name="T1">var</text:span><text:s/>audioPlayers = [<text:span text:style-name="T2">AVAudioPlayer</text:span>]()</text:p>
      <text:p text:style-name="P1"><text:s text:c="4"/></text:p>
      <text:p text:style-name="P1"><text:s text:c="4"/></text:p>
      <text:p text:style-name="P1"><text:s text:c="4"/><text:span text:style-name="T1">override</text:span><text:s/><text:span text:style-name="T1">func</text:span><text:s/>viewDidLoad() {</text:p>
      <text:p text:style-name="P1"><text:s text:c="8"/><text:span text:style-name="T1">super</text:span>.<text:span text:style-name="T4">viewDidLoad</text:span>()</text:p>
      <text:p text:style-name="P3"><text:span text:style-name="T3"><text:s text:c="8"/></text:span>// Do any additional setup after loading the view, typically from a nib.</text:p>
      <text:p text:style-name="P1"><text:s text:c="8"/></text:p>
      <text:p text:style-name="P3"><text:span text:style-name="T3"><text:s text:c="8"/></text:span>//Set up audio players</text:p>
      <text:p text:style-name="P1"><text:s text:c="8"/><text:span text:style-name="T1">for</text:span><text:s/>sound <text:span text:style-name="T1">in</text:span><text:s/><text:span text:style-name="T5">soundFileNames</text:span><text:s/>{</text:p>
      <text:p text:style-name="P1"><text:s text:c="12"/></text:p>
      <text:p text:style-name="P1"><text:s text:c="13"/><text:span text:style-name="T1">do</text:span>{</text:p>
      <text:p text:style-name="P1"><text:s text:c="16"/></text:p>
      <text:p text:style-name="P1"><text:s text:c="16"/><text:span text:style-name="T6">//Try to do</text:span></text:p>
      <text:p text:style-name="P1"><text:s text:c="16"/><text:span text:style-name="T1">let</text:span><text:s/>url = <text:span text:style-name="T2">NSURL</text:span>(fileURLWithPath: <text:span text:style-name="T2">Bundle</text:span>.<text:span text:style-name="T2">main</text:span>.<text:span text:style-name="T4">path</text:span>(forResource: sound, ofType: <text:span text:style-name="T7">"wav"</text:span>)!);</text:p>
      <text:p text:style-name="P1"><text:s text:c="16"/><text:span text:style-name="T1">let</text:span><text:s/>audioPlayer = <text:span text:style-name="T1">try</text:span><text:s/><text:span text:style-name="T2">AVAudioPlayer</text:span>(contentsOf: url <text:span text:style-name="T1">as</text:span><text:s/><text:span text:style-name="T2">URL</text:span>)</text:p>
      <text:p text:style-name="P1"><text:s text:c="16"/></text:p>
      <text:p text:style-name="P1"><text:s text:c="16"/><text:span text:style-name="T5">audioPlayers</text:span>.<text:span text:style-name="T4">append</text:span>(audioPlayer)</text:p>
      <text:p text:style-name="P1"><text:s text:c="16"/></text:p>
      <text:p text:style-name="P1"><text:s text:c="12"/></text:p>
      <text:p text:style-name="P1"><text:s text:c="12"/></text:p>
      <text:p text:style-name="P1"><text:s text:c="15"/></text:p>
      <text:p text:style-name="P1"><text:s text:c="13"/>} <text:span text:style-name="T1">catch</text:span><text:s/>{</text:p>
      <text:p text:style-name="P1"><text:s text:c="16"/></text:p>
      <text:p text:style-name="P3"><text:span text:style-name="T3"><text:s text:c="16"/></text:span>//Catch thrown error</text:p>
      <text:p text:style-name="P1"><text:s text:c="16"/><text:span text:style-name="T5">audioPlayers</text:span>.<text:span text:style-name="T4">append</text:span>(<text:span text:style-name="T2">AVAudioPlayer</text:span>())</text:p>
      <text:p text:style-name="P1"><text:s text:c="12"/>}</text:p>
      <text:p text:style-name="P1"><text:s text:c="4"/></text:p>
      <text:p text:style-name="P1"><text:s text:c="4"/></text:p>
      <text:p text:style-name="P1"><text:s text:c="4"/></text:p>
      <text:p text:style-name="P1"><text:s text:c="12"/>}</text:p>
      <text:p text:style-name="P1"><text:s text:c="4"/></text:p>
      <text:p text:style-name="P1"><text:s text:c="4"/>}</text:p>
      <text:p text:style-name="P1"><text:s text:c="4"/><text:span text:style-name="T1">override</text:span><text:s/><text:span text:style-name="T1">func</text:span><text:s/>didReceiveMemoryWarning() {</text:p>
      <text:p text:style-name="P4"><text:span text:style-name="T3"><text:s text:c="8"/></text:span><text:span text:style-name="T1">super</text:span><text:span text:style-name="T3">.</text:span>didReceiveMemoryWarning<text:span text:style-name="T3">()</text:span></text:p>
      <text:p text:style-name="P3"><text:span text:style-name="T3"><text:s text:c="8"/></text:span>// Dispose of any resources that can be recreated.</text:p>
      <text:p text:style-name="P1"><text:s text:c="4"/>}</text:p>
      <text:p text:style-name="P1"><text:s text:c="4"/></text:p>
      <text:p text:style-name="P1"><text:s text:c="4"/><text:span text:style-name="T1">@IBAction</text:span><text:s/><text:span text:style-name="T1">func</text:span><text:s/>buttonTapped(<text:span text:style-name="T1">_</text:span><text:s/>sender: <text:span text:style-name="T2">UIButton</text:span>) {</text:p>
      <text:p text:style-name="P1"><text:s text:c="8"/></text:p>
      <text:p text:style-name="P3"><text:span text:style-name="T3"><text:s text:c="8"/></text:span>//Get the right button</text:p>
      <text:p text:style-name="P1"><text:s text:c="8"/><text:span text:style-name="T1">let</text:span><text:s/>audioPlayer = <text:span text:style-name="T5">audioPlayers</text:span>[sender.<text:span text:style-name="T2">tag</text:span>]</text:p>
      <text:p text:style-name="P1"><text:s text:c="8"/>audioPlayer.<text:span text:style-name="T4">play</text:span>()</text:p>
      <text:p text:style-name="P1"><text:s text:c="4"/>}</text:p>
      <text:p text:style-name="P1"><text:s text:c="4"/></text:p>
      <text:p text:style-name="P1"><text:s text:c="4"/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